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1.058cm" fo:margin-bottom="1.058cm" style:contextual-spacing="false" fo:orphans="2" fo:widows="2" fo:text-indent="0cm" style:auto-text-indent="false" fo:padding-left="0.049cm" fo:padding-right="0cm" fo:padding-top="0.049cm" fo:padding-bottom="0.049cm" fo:border-left="0.06pt solid #c4c8d1" fo:border-right="none" fo:border-top="0.06pt solid #c4c8d1" fo:border-bottom="0.06pt solid #c4c8d1"/>
      <style:text-properties fo:font-variant="normal" fo:text-transform="none" fo:color="#677285" loext:opacity="100%" fo:letter-spacing="normal"/>
    </style:style>
    <style:style style:name="T1" style:family="text">
      <style:text-properties style:font-name="Courier New" fo:font-size="12.75pt" fo:font-style="normal" fo:font-weight="normal"/>
    </style:style>
    <style:style style:name="T2" style:family="text">
      <style:text-properties style:font-name="Courier New" fo:font-size="12.75pt" fo:font-style="normal" fo:font-weight="normal" officeooo:rsid="00089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docker run --name redis -</text:span><text:span text:style-name="T2">p 6379:6379</text:span><text:span text:style-name="T1"> -d redis 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59:09.154603283</meta:creation-date>
    <dc:date>2024-07-05T22:10:38.613334713</dc:date>
    <meta:editing-duration>PT18M49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1" meta:word-count="9" meta:character-count="47" meta:non-whitespace-character-count="38"/>
  </office:meta>
</office:document-meta>
</file>